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style:font-name="DejaVu Sans Mono" fo:font-size="10pt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165730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text-underline-style="none" style:font-name-asian="Monospace" style:font-size-asian="8pt" style:font-name-complex="Monospace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text-underline-style="none" style:font-name-asian="Monospace" style:font-size-asian="9pt" style:font-name-complex="Monospace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9fbf" style:font-name="Monospace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8pt" style:font-name-asian="Monospace" style:font-size-asian="8pt" style:font-name-complex="Monospace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f5f3f" style:font-name="Monospace" fo:font-size="8pt" style:font-name-asian="Monospace" style:font-size-asian="8pt" style:font-name-complex="Monospace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8pt" style:font-name-asian="Monospace" style:font-size-asian="8pt" style:font-name-complex="Monospace" style:font-size-complex="8pt"/>
    </style:style>
    <style:style style:name="P19" style:family="paragraph" style:parent-style-name="Standard">
      <style:paragraph-properties fo:margin-left="1.249cm" fo:margin-right="0cm" fo:text-indent="0cm" style:auto-text-indent="false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Standard" style:master-page-name="Standard">
      <style:paragraph-properties style:page-number="auto"/>
      <style:text-properties fo:font-weight="bold" officeooo:rsid="00155fc5" officeooo:paragraph-rsid="00155fc5" style:font-weight-asian="bold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3">
      <style:text-properties fo:font-style="italic" style:font-style-asian="italic" style:font-style-complex="italic"/>
    </style:style>
    <style:style style:name="P26" style:family="paragraph" style:parent-style-name="Standard" style:list-style-name="L3">
      <style:text-properties officeooo:rsid="00165730" officeooo:paragraph-rsid="00165730"/>
    </style:style>
    <style:style style:name="P27" style:family="paragraph" style:parent-style-name="Standard">
      <style:text-properties style:font-name="Arial" fo:font-size="8pt" style:font-size-asian="8pt" style:font-name-complex="Arial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Monospace1"/>
    </style:style>
    <style:style style:name="T5" style:family="text">
      <style:text-properties fo:color="#000000" style:font-name="Monospace1" fo:font-size="8pt" style:font-size-asian="8pt" style:font-size-complex="8pt"/>
    </style:style>
    <style:style style:name="T6" style:family="text">
      <style:text-properties fo:color="#2a00ff"/>
    </style:style>
    <style:style style:name="T7" style:family="text">
      <style:text-properties fo:color="#2a00ff" fo:font-weight="bold" style:font-weight-asian="bold" style:font-weight-complex="bold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2a00ff" style:font-name="Monospace1" fo:font-size="8pt" style:font-size-asian="8pt" style:font-size-complex="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55fc5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55fc5" style:font-weight-asian="bold" style:font-weight-complex="bold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style:font-name="Monospace1" fo:font-weight="bold" style:font-weight-asian="bold"/>
    </style:style>
    <style:style style:name="T17" style:family="text">
      <style:text-properties fo:color="#7f9fbf"/>
    </style:style>
    <style:style style:name="T18" style:family="text">
      <style:text-properties fo:color="#7f9fbf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646464"/>
    </style:style>
    <style:style style:name="T21" style:family="text">
      <style:text-properties fo:color="#0000c0" fo:font-style="italic" style:font-style-asian="italic" style:font-style-complex="italic"/>
    </style:style>
    <style:style style:name="T22" style:family="text">
      <style:text-properties fo:color="#3f5fbf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fo:color="#bf5f3f"/>
    </style:style>
    <style:style style:name="T26" style:family="text">
      <style:text-properties fo:color="#3f7f7f"/>
    </style:style>
    <style:style style:name="T27" style:family="text">
      <style:text-properties fo:color="#3f7f7f" style:font-name="Monospace" style:font-name-asian="Monospace" style:font-name-complex="Monospace"/>
    </style:style>
    <style:style style:name="T28" style:family="text">
      <style:text-properties fo:color="#7f007f"/>
    </style:style>
    <style:style style:name="T29" style:family="text">
      <style:text-properties fo:color="#1a1a1a"/>
    </style:style>
    <style:style style:name="T30" style:family="text">
      <style:text-properties fo:color="#1a1a1a" style:text-underline-style="solid" style:text-underline-width="auto" style:text-underline-color="font-color"/>
    </style:style>
    <style:style style:name="T31" style:family="text">
      <style:text-properties fo:color="#008080"/>
    </style:style>
    <style:style style:name="T32" style:family="text">
      <style:text-properties fo:color="#008080" style:font-name="Monospace" style:font-name-asian="Monospace" style:font-name-complex="Monospace"/>
    </style:style>
    <style:style style:name="T33" style:family="text">
      <style:text-properties fo:color="#808080"/>
    </style:style>
    <style:style style:name="T34" style:family="text">
      <style:text-properties officeooo:rsid="0014b9f1"/>
    </style:style>
    <style:style style:name="T35" style:family="text">
      <style:text-properties officeooo:rsid="00155fc5"/>
    </style:style>
    <style:style style:name="T36" style:family="text">
      <style:text-properties officeooo:rsid="0015b64c"/>
    </style:style>
    <style:style style:name="T37" style:family="text">
      <style:text-properties officeooo:rsid="00165730"/>
    </style:style>
    <style:style style:name="T38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JERCICIOS SOBRE PHP Y BD</text:p>
      <text:p text:style-name="Standard"/>
      <text:p text:style-name="Standard"><text:span text:style-name="T14">1. </text:span>Queremos realizar con una proyecto web denominado <text:span text:style-name="T13">clientesplus</text:span> que controle el acceso a la base de datos de <text:span text:style-name="T34">telefonía</text:span> realizamos las siguientes operaciones:</text:p>
      <text:p text:style-name="Standard"/>
      <text:list xml:id="list1467455292" text:style-name="L1">
        <text:list-item>
          <text:p text:style-name="P22">Creamos en nuestro servidor una base de datos llamada <text:span text:style-name="T13">telefonia</text:span>.</text:p>
        </text:list-item>
        <text:list-item>
          <text:p text:style-name="P22">Creamos una tabla llamada <text:span text:style-name="T13">clientes</text:span> con la siguiente estructura:</text:p>
        </text:list-item>
      </text:list>
      <text:p text:style-name="Standard"/>
      <text:p text:style-name="P19">CREATE TABLE IF NOT EXISTS `clientes` ( </text:p>
      <text:p text:style-name="P19"><text:s text:c="2"/>`telefono` int(9) NOT NULL DEFAULT '0', </text:p>
      <text:p text:style-name="P19"><text:s text:c="2"/>`nombre` varchar(30) DEFAULT NULL, </text:p>
      <text:p text:style-name="P19"><text:s text:c="2"/>`puntos` int(4) DEFAULT NULL, </text:p>
      <text:p text:style-name="P19"><text:s text:c="2"/>PRIMARY KEY (`telefono`) </text:p>
      <text:p text:style-name="P19">) ENGINE=InnoDB DEFAULT CHARSET=latin1; </text:p>
      <text:p text:style-name="Standard"/>
      <text:list xml:id="list3669655919" text:style-name="L2">
        <text:list-item>
          <text:p text:style-name="P23">Insertamos los siguientes valores en la tabla</text:p>
        </text:list-item>
      </text:list>
      <text:p text:style-name="Standard"/>
      <text:p text:style-name="P19">INSERT INTO `clientes` (`telefono`, `nombre`, `puntos`) VALUES </text:p>
      <text:p text:style-name="P19">(918932910, '<text:span text:style-name="T37">Sara</text:span> López', 30), </text:p>
      <text:p text:style-name="P19">(918935910, 'Rosa Gil', 12), </text:p>
      <text:p text:style-name="P19">(918935915, 'Pio <text:span text:style-name="T37">Pérez</text:span>', 130), </text:p>
      <text:p text:style-name="P19">(919932910, '<text:span text:style-name="T37">Raúl</text:span> <text:span text:style-name="T37">Díez</text:span>', 30);</text:p>
      <text:p text:style-name="P19"/>
      <text:p text:style-name="Standard">Creamos el <text:span text:style-name="T35">directorio </text:span>web <text:s/>con el nombre <text:span text:style-name="T13">clientesplus</text:span></text:p>
      <text:p text:style-name="Standard"/>
      <text:list xml:id="list3635898246" text:style-name="L3">
        <text:list-item>
          <text:p text:style-name="P24">Un archivo llamado<text:span text:style-name="T10"> </text:span><text:span text:style-name="T12">index.html</text:span> que solicita un número de puntos realizando una petición get <text:s/>a la url <text:span text:style-name="T10">verpuntos.</text:span><text:span text:style-name="T11">php</text:span></text:p>
          <text:p text:style-name="P25"/>
        </text:list-item>
        <text:list-item>
          <text:p text:style-name="P24">Un <text:span text:style-name="T35">script </text:span><text:span text:style-name="T13">verpuntos</text:span>.<text:span text:style-name="T35">php</text:span> <text:s/><text:span text:style-name="T35">M</text:span>ostrará los <text:span text:style-name="T36">nombres y puntos de los </text:span>clientes que tienes igual o mayor cantidad de puntos que los solicitados. Mostrando un error si no hay ningún cliente que tenga esa cantidad <text:span text:style-name="T37">igual </text:span>o superior</text:p>
          <text:p text:style-name="P24"/>
        </text:list-item>
        <text:list-item>
          <text:p text:style-name="P26">Realizar los tratamientos adecuados para evitar la inyección de orden SQL</text:p>
        </text:list-item>
      </text:list>
      <text:p text:style-name="Standard"/>
      <text:p text:style-name="Standard"/>
      <text:p text:style-name="Standard"/>
      <text:p text:style-name="Standard"/>
      <text:p text:style-name="P2">Mejora:</text:p>
      <text:p text:style-name="Standard"/>
      <text:p text:style-name="Standard"><text:tab/>Sustituir el formulario del <text:s/>index.html por un archivo index.<text:span text:style-name="T35">php </text:span>que <text:span text:style-name="T13">no permita introducir</text:span> valores superior al máximo valor almacenado en la BD. Para ello consultaremos el valor máximo en la BD y controlaremos mediante javascript que el usuario no introduzca un valor superior, <text:s/>mostrando mediante un mensaje alert el error.</text:p>
      <text:p text:style-name="Standard"/>
      <text:p text:style-name="P6">&lt;% </text:p>
      <text:p text:style-name="P6">// Obtengo el valor consultando a la BD </text:p>
      <text:p text:style-name="P6"><text:s text:c="2"/>int puntosmax;</text:p>
      <text:p text:style-name="P6">...</text:p>
      <text:p text:style-name="P6">%&gt;</text:p>
      <text:p text:style-name="P6"><text:soft-page-break/>&lt;script language="JavaScript"&gt;<text:line-break/>function validar() {<text:line-break/>valor=parseInt(document.nombreFormulario.puntos.value );</text:p>
      <text:p text:style-name="P6">puntosmaxjs = &lt;%=puntosmax %&gt; ;<text:line-break/>if(valor&gt; puntosmaxjs) {<text:line-break/>alert("El valor supera el máximo actual");<text:line-break/>return false;<text:line-break/>}</text:p>
      <text:p text:style-name="P7">return true;<text:line-break/>}</text:p>
      <text:p text:style-name="P7"><text:line-break/>&lt;/script&gt;<text:line-break/>&lt;form action="verpuntos.<text:span text:style-name="T35">php</text:span>" name="nombreFormulario" method="get" onsubmit="return validar()"&gt;<text:line-break/><text:line-break/>&lt;input name="puntos" type="text" size="8" MAXLENGTH="4" value="0"&gt;&lt;BR&gt;<text:line-break/><text:line-break/>&lt;/form&gt;</text:p>
      <text:p text:style-name="P6"/>
      <text:p text:style-name="P5"/>
      <text:list xml:id="list222811131147405" text:continue-numbering="true" text:style-name="L3">
        <text:list-header>
          <text:p text:style-name="P24"><text:s/></text:p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94cm" fo:margin-bottom="0.494cm" loext:contextual-spacing="false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494cm" fo:margin-bottom="0.494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0cm" fo:margin-top="0.494cm" fo:margin-bottom="0.494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Código_20_HTML" style:display-name="Código HTML" style:family="text" style:parent-style-name="Fuente_20_de_20_párrafo_20_predeter.">
      <style:text-properties fo:color="#000000" style:font-name="Courier New" fo:font-family="'Courier New'" style:font-family-generic="modern" fo:font-size="9pt" style:font-name-asian="Times New Roman" style:font-family-asian="'Times New Roman'" style:font-family-generic-asian="roman" style:font-pitch-asian="variable" style:font-size-asian="9pt" style:font-name-complex="Courier New" style:font-family-complex="'Courier New'" style:font-family-generic-complex="modern" style:font-size-complex="9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752cm" fo:margin-bottom="1.249cm" fo:margin-left="2.22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54cm" fo:margin-left="0cm" fo:margin-right="0cm" fo:margin-top="0.55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752cm" fo:margin-bottom="1.903cm" fo:margin-left="2.22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 SOBRE  FTP (File Transfer Protocol)</dc:title>
    <meta:initial-creator>Alberto</meta:initial-creator>
    <meta:creation-date>2006-01-08T20:03:00</meta:creation-date>
    <dc:date>2020-01-20T22:28:09.397766657</dc:date>
    <meta:editing-cycles>27</meta:editing-cycles>
    <meta:editing-duration>PT9H56M14S</meta:editing-duration>
    <meta:generator>LibreOffice/6.0.7.3$Linux_X86_64 LibreOffice_project/00m0$Build-3</meta:generator>
    <meta:printed-by>albertito </meta:printed-by>
    <meta:print-date>2013-02-12T23:07:16</meta:print-date>
    <meta:document-statistic meta:table-count="0" meta:image-count="0" meta:object-count="0" meta:page-count="2" meta:paragraph-count="35" meta:word-count="295" meta:character-count="2046" meta:non-whitespace-character-count="1760"/>
    <meta:user-defined meta:name="Información 1"/>
    <meta:user-defined meta:name="Información 2"/>
    <meta:user-defined meta:name="Información 3"/>
    <meta:user-defined meta:name="Información 4"/>
  </office:meta>
</office:document-meta>
</file>